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d65" officeooo:paragraph-rsid="0012dd6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dd65" officeooo:paragraph-rsid="0012dd6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2dd65" officeooo:paragraph-rsid="0012dd6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8) Чему равен эксцентриситет параболы? Почему?</text:p>
      <text:p text:style-name="P1"/>
      <text:p text:style-name="P1">Эксцентриситет параболы - это мера того, насколько парабола "заостренная" или "плоская". Он определяется как расстояние между фокусом (фиксированной точкой внутри параболы) и вершиной (точкой, где парабола меняет направление), деленное на расстояние между фокусом и директрисой (линией, от которой парабола всегда равноудалена).</text:p>
      <text:p text:style-name="P1"/>
      <text:p text:style-name="P1">Для параболы эксцентриситет всегда равен 1. Это означает, что расстояние между фокусом и вершиной всегда равно расстоянию между фокусом и директрисой. Поэтому парабола всегда является "остроконечной" кривой, а вершиной параболы является точка, наиболее удаленная от директрисы.</text:p>
      <text:p text:style-name="P1"/>
      <text:p text:style-name="P1">Уравнение параболы имеет вид:</text:p>
      <text:p text:style-name="P1"/>
      <text:p text:style-name="P1">y = ax^2 + bx + c</text:p>
      <text:p text:style-name="P1"/>
      <text:p text:style-name="P1">где a, b и c - константы, определяющие форму параболы. Вершина параболы - это точка, в которой парабола меняет направление, что происходит при координате x, заданной следующим образом:</text:p>
      <text:p text:style-name="P1"/>
      <text:p text:style-name="P1">x = -b/2a</text:p>
      <text:p text:style-name="P1"/>
      <text:p text:style-name="P1">Фокус параболы - это точка, в которую парабола "направлена", и находится на расстоянии 1/(4a) справа или слева от вершины, в зависимости от знака a. Директриса - это линия, которая всегда равноудалена от фокуса и задается уравнением:</text:p>
      <text:p text:style-name="P1"/>
      <text:p text:style-name="P1">y = c - 1/(4a).</text:p>
      <text:p text:style-name="P1"/>
      <text:p text:style-name="P1">Для параболы эксцентриситет всегда равен 1, потому что расстояние между фокусом и вершиной всегда равно расстоянию между фокусом и директрисой. Это означает, что парабола всегда является "остроконечной" кривой, вершиной которой является точка, наиболее удаленная от директрисы.</text:p>
      <text:p text:style-name="P1"/>
      <text:p text:style-name="P2">6) Доказать связь b^2 = a^2 – c^2, где a и b – действительная и мнимая полуоси гиперболы, c – половина фокусного расстояния гиперболы.</text:p>
      <text:p text:style-name="P1"/>
      <text:p text:style-name="P1">Уравнение гиперболы имеет вид:</text:p>
      <text:p text:style-name="P1"/>
      <text:p text:style-name="P1">(x^2/a^2) - (y^2/b^2) = 1</text:p>
      <text:p text:style-name="P1"/>
      <text:p text:style-name="P1">где a и b - действительная и мнимая полуоси гиперболы, соответственно. Фокус гиперболы - это точка внутри кривой, которая используется для определения формы кривой. Расстояние между фокусом и центром гиперболы называется фокусным расстоянием и в данном случае равно c.</text:p>
      <text:p text:style-name="P1"/>
      <text:p text:style-name="P1">Чтобы доказать связь между a, b и c, мы можем начать с перестановки уравнения для гиперболы, чтобы получить:</text:p>
      <text:p text:style-name="P1"/>
      <text:p text:style-name="P1">y^2 = b^2 - (x^2/a^2).</text:p>
      <text:p text:style-name="P1"/>
      <text:p text:style-name="P1">Далее мы можем подставить (x^2/a^2) = (a^2 - c^2)/a^2 в уравнение гиперболы, чтобы получить:</text:p>
      <text:p text:style-name="P1"><text:soft-page-break/></text:p>
      <text:p text:style-name="P1">y^2 = b^2 - (a^2 - c^2)/a^2.</text:p>
      <text:p text:style-name="P1"/>
      <text:p text:style-name="P1">Это упрощается до:</text:p>
      <text:p text:style-name="P1"/>
      <text:p text:style-name="P1">y^2 = (b^2a^2 - a^2 + c^2)/a^2</text:p>
      <text:p text:style-name="P1"/>
      <text:p text:style-name="P1">что можно еще больше упростить до:</text:p>
      <text:p text:style-name="P1"/>
      <text:p text:style-name="P1">y^2 = (b^2a^2 - c^2)/a^2</text:p>
      <text:p text:style-name="P1"/>
      <text:p text:style-name="P1">Затем мы можем умножить обе стороны уравнения на a^2, чтобы получить:</text:p>
      <text:p text:style-name="P1"/>
      <text:p text:style-name="P1">a^2y^2 = b^2a^2 - c^2</text:p>
      <text:p text:style-name="P1"/>
      <text:p text:style-name="P1">Наконец, мы можем перенести все члены в левую часть уравнения, чтобы получить:</text:p>
      <text:p text:style-name="P1"/>
      <text:p text:style-name="P1">b^2a^2 - c^2 - a^2y^2 = 0</text:p>
      <text:p text:style-name="P1"/>
      <text:p text:style-name="P1">что может быть переписано как:</text:p>
      <text:p text:style-name="P1"/>
      <text:p text:style-name="P1">b^2 = a^2 - c^2</text:p>
      <text:p text:style-name="P1"/>
      <text:p text:style-name="P1">Это показывает, что зависимость между a, b и c для гиперболы определяется b^2 = a^2 – c^2.</text:p>
      <text:p text:style-name="P1"/>
      <text:p text:style-name="P2">5) Доказать связь b^2 = a^2 – c^2, где a и b - большая и малая полуоси эллипса соответственно, c - половина фокусного расстояния эллипса.</text:p>
      <text:p text:style-name="P1"/>
      <text:p text:style-name="P1"/>
      <text:p text:style-name="P1">Уравнение эллипса с центром в начале координат имеет вид</text:p>
      <text:p text:style-name="P1"/>
      <text:p text:style-name="P1">(x/a)^2 + (y/b)^2 = 1</text:p>
      <text:p text:style-name="P1"/>
      <text:p text:style-name="P1">где a и b - главная и малая полуоси эллипса, соответственно.</text:p>
      <text:p text:style-name="P1"/>
      <text:p text:style-name="P1">Расстояние от центра эллипса до точки на эллипсе называется расстоянием от центра до фокуса (c). Оно определяется следующим образом</text:p>
      <text:p text:style-name="P1"/>
      <text:p text:style-name="P1">c = sqrt(a^2 - b^2).</text:p>
      <text:p text:style-name="P1"/>
      <text:p text:style-name="P1">Подставляя это выражение в уравнение для эллипса, получаем</text:p>
      <text:p text:style-name="P1"/>
      <text:p text:style-name="P1">(x/a)^2 + (y/b)^2 = (c/a)^2</text:p>
      <text:p text:style-name="P1"/>
      <text:p text:style-name="P1">Переставляя это уравнение, получаем</text:p>
      <text:p text:style-name="P1"/>
      <text:p text:style-name="P1">(x/a)^2 - (y/b)^2 = (c/a)^2 - 1</text:p>
      <text:p text:style-name="P1"/>
      <text:p text:style-name="P1">Это можно переписать как</text:p>
      <text:p text:style-name="P1"/>
      <text:p text:style-name="P1">(x/a - y/b)(x/a + y/b) = (c/a)^2 - 1</text:p>
      <text:p text:style-name="P1"/>
      <text:p text:style-name="P1"><text:soft-page-break/>Поскольку (x/a - y/b) и (x/a + y/b) равны 1 для точек эллипса, мы можем подставить 1 в оба этих выражения, чтобы получить</text:p>
      <text:p text:style-name="P1"/>
      <text:p text:style-name="P1">1 = (c/a)^2 - 1</text:p>
      <text:p text:style-name="P1"/>
      <text:p text:style-name="P1">Решив для c, получаем</text:p>
      <text:p text:style-name="P1"/>
      <text:p text:style-name="P1">c = a sqrt((c/a)^2 - 1)</text:p>
      <text:p text:style-name="P1"/>
      <text:p text:style-name="P1">Подставив выражение для c обратно в это уравнение, мы получим</text:p>
      <text:p text:style-name="P1"/>
      <text:p text:style-name="P1">a sqrt((a^2 - b^2)/a^2 - 1) = a sqrt((c/a)^2 - 1)</text:p>
      <text:p text:style-name="P1"/>
      <text:p text:style-name="P1">Это упрощается до</text:p>
      <text:p text:style-name="P1"/>
      <text:p text:style-name="P1">sqrt(a^2 - b^2) = c</text:p>
      <text:p text:style-name="P1"/>
      <text:p text:style-name="P1">Следовательно, можно сделать вывод, что c = sqrt(a^2 – b^2).</text:p>
      <text:p text:style-name="P1"/>
      <text:p text:style-name="P2">2) Найдите уравнение касательной прямой и нормали к окружности в точке (x0, y0) в R^2 в декартовых и полярных координатах.</text:p>
      <text:p text:style-name="P2"/>
      <text:p text:style-name="P3">В декартовых координатах уравнение окружности с центром в точке (x0, y0) и радиусом r имеет вид:</text:p>
      <text:p text:style-name="P3"/>
      <text:p text:style-name="P3">(x - x0)^2 + (y - y0)^2 = r^2.</text:p>
      <text:p text:style-name="P3"/>
      <text:p text:style-name="P3">Уравнение касательной линии в точке (x0, y0) можно найти, дифференцируя уравнение окружности относительно x и y, и подставив полученные частные производные под наклон касательной линии:</text:p>
      <text:p text:style-name="P3"/>
      <text:p text:style-name="P3">dy/dx = (2(x - x0))/(2(y - y0)).</text:p>
      <text:p text:style-name="P3"/>
      <text:p text:style-name="P3">Решив для y, получим уравнение касательной линии:</text:p>
      <text:p text:style-name="P3"/>
      <text:p text:style-name="P3">y = (x - x0)(y - y0)/(x - x0) + y0</text:p>
      <text:p text:style-name="P3"/>
      <text:p text:style-name="P3">Если подставить координаты точки касания (x0, y0), то получим:</text:p>
      <text:p text:style-name="P3"/>
      <text:p text:style-name="P3">y = y0</text:p>
      <text:p text:style-name="P3"/>
      <text:p text:style-name="P3">Таким образом, уравнение касательной линии в декартовых координатах имеет вид:</text:p>
      <text:p text:style-name="P3"/>
      <text:p text:style-name="P3">y = y0</text:p>
      <text:p text:style-name="P3"/>
      <text:p text:style-name="P3">Уравнение нормали в точке (x0, y0) перпендикулярно касательной, поэтому ее наклон равен отрицательной обратной величине наклона касательной. Поэтому уравнение нормальной линии имеет вид:</text:p>
      <text:p text:style-name="P3"/>
      <text:p text:style-name="P3">y - y0 = -(x - x0)/(y - y0).</text:p>
      <text:p text:style-name="P3"/>
      <text:p text:style-name="P3">Решив для y, получаем:</text:p>
      <text:p text:style-name="P3"><text:soft-page-break/></text:p>
      <text:p text:style-name="P3">y = -(x - x0)/(y - y0) + y0</text:p>
      <text:p text:style-name="P3"/>
      <text:p text:style-name="P3">Это уравнение нормальной линии в декартовых координатах.</text:p>
      <text:p text:style-name="P3"/>
      <text:p text:style-name="P3">В полярных координатах уравнение окружности с центром в точке (x0, y0) и радиусом r имеет вид:</text:p>
      <text:p text:style-name="P3"/>
      <text:p text:style-name="P3">(x - x0)^2 + (y - y0)^2 = r^2.</text:p>
      <text:p text:style-name="P3"/>
      <text:p text:style-name="P3">Это уравнение может быть переписано в полярных координатах как:</text:p>
      <text:p text:style-name="P3"/>
      <text:p text:style-name="P3">(r cos(theta) - x0)^2 + (r sin(theta) - y0)^2 = r^2.</text:p>
      <text:p text:style-name="P3"/>
      <text:p text:style-name="P3">Расширяя и переставляя местами, получаем:</text:p>
      <text:p text:style-name="P3"/>
      <text:p text:style-name="P3">r^2 - 2r(x0 cos(theta) + y0 sin(theta)) + x0^2 + y0^2 = 0.</text:p>
      <text:p text:style-name="P3"/>
      <text:p text:style-name="P3">Это уравнение окружности в полярных координатах.</text:p>
      <text:p text:style-name="P3"/>
      <text:p text:style-name="P3">Чтобы найти уравнение касательной линии в полярных координатах, нужно найти наклон линии в терминах полярного угла тэта. Наклон линии определяется производной координаты y по отношению к координате x:</text:p>
      <text:p text:style-name="P3"/>
      <text:p text:style-name="P3">dy/dx = (dr/dtheta)/(rdtheta/dx)</text:p>
      <text:p text:style-name="P3">= r sin(theta)/(r cos(theta))</text:p>
      <text:p text:style-name="P3">= tan(theta)</text:p>
      <text:p text:style-name="P3"/>
      <text:p text:style-name="P3">Тогда уравнение касательной линии будет иметь вид:</text:p>
      <text:p text:style-name="P3"/>
      <text:p text:style-name="P3">r = y0/sin(theta) + x0/cos(theta).</text:p>
      <text:p text:style-name="P3"/>
      <text:p text:style-name="P3">Это уравнение касательной линии в полярных координатах.</text:p>
      <text:p text:style-name="P3"/>
      <text:p text:style-name="P3">Уравнение нормальной линии в полярных координатах можно найти, взяв отрицательную обратную величину наклона касательной линии:</text:p>
      <text:p text:style-name="P3"/>
      <text:p text:style-name="P3">r = -cos(theta)/sin(theta) + y0/sin(theta) + x0/cos(theta)</text:p>
      <text:p text:style-name="P3">= (x0 - y0 tan(theta))/sin(theta)</text:p>
      <text:p text:style-name="P3"/>
      <text:p text:style-name="P3">Это уравнение нормальной линии в полярных координата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21:15:12.366823793</meta:creation-date>
    <dc:date>2022-12-27T21:30:03.382846270</dc:date>
    <meta:editing-duration>PT14M51S</meta:editing-duration>
    <meta:editing-cycles>1</meta:editing-cycles>
    <meta:document-statistic meta:table-count="0" meta:image-count="0" meta:object-count="0" meta:page-count="4" meta:paragraph-count="84" meta:word-count="914" meta:character-count="5666" meta:non-whitespace-character-count="4830"/>
    <meta:generator>LibreOffice/7.4.2.3$Linux_X86_64 LibreOffice_project/40$Build-3</meta:generator>
  </office:meta>
</office:document-meta>
</file>